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4245" officeooo:paragraph-rsid="001d4245"/>
    </style:style>
    <style:style style:name="P2" style:family="paragraph" style:parent-style-name="Standard">
      <style:text-properties officeooo:rsid="001db7b0" officeooo:paragraph-rsid="001d4245"/>
    </style:style>
    <style:style style:name="P3" style:family="paragraph" style:parent-style-name="Standard">
      <style:text-properties officeooo:rsid="001db7b0" officeooo:paragraph-rsid="001db7b0"/>
    </style:style>
    <style:style style:name="P4" style:family="paragraph" style:parent-style-name="Standard">
      <style:text-properties officeooo:rsid="0020492a" officeooo:paragraph-rsid="0020492a"/>
    </style:style>
    <style:style style:name="T1" style:family="text">
      <style:text-properties officeooo:rsid="001db7b0"/>
    </style:style>
    <style:style style:name="T2" style:family="text">
      <style:text-properties officeooo:rsid="0020492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reito Eleitoral na Era Digital</text:p>
      <text:p text:style-name="P1">Palestra 04</text:p>
      <text:p text:style-name="P1"/>
      <text:p text:style-name="P1">Matheus T. de Laurentys</text:p>
      <text:p text:style-name="P1"/>
      <text:p text:style-name="P1"/>
      <text:p text:style-name="P1">O palestrante Francisco Brito Cruz começa o diálogo com uma breve introdução. Diz ser informal, e, logo, demonstra isso pegando uma cadeira e sentando-se, e, mais importante, <text:span text:style-name="T2">em sequência,</text:span> diz que a palestra poderia chamar-se “Fake News”. Dizendo isso, ele traduz, de fato, que o assunto não será tão genérico quanto “direito eleitoral na era digital”, mas sim um segmento disso, as fake news.</text:p>
      <text:p text:style-name="P1"/>
      <text:p text:style-name="P1">P<text:span text:style-name="T1">ara iniciar a discussão acerca desse tema, ele pede que os presentes fizessem perguntas que achassem pertinentes, até para, se possível, abordá-las durante a palestra. Feito isso, ele segue com um comentário: o Brasil, brasileiros em geral, acredita que vai resolver esse problema no Congresso, com leis, mas isso é um engano. <text:s/>Ele segue, novamente, com uma pergunta para a plateia.</text:span></text:p>
      <text:p text:style-name="P1"/>
      <text:p text:style-name="P2">Ele pergunta quem acha que as fake news tiveram grande impacto ou impacto decisivo para o resultado das eleições. Ele fez isso para seguir com sua tese, que defenderá posteriormente. Ele diz até ser equivocado pensar que as fake news tiveram grande impacto nas eleições. Ele acredita ser meramente um fato que marcou o período, mas que não contribui para o resultado em si.</text:p>
      <text:p text:style-name="P2"/>
      <text:p text:style-name="P3">Para mostrar seu ponto ele inicia uma retrospecção histórica brasileira. Com ela, ele pretende mostrar como se construíram as campanhas eleitorais que estamos acostumados. Com início da ditadura, ele diz que as campanhas pretendiam afastar o eleitor, por ser monótona e tediosa. Mas, também da ditadura ele destaca que houve uma imensa “radiodifusão” que acabou por consagrar a televisão como meio eleitoral, por estar na casa da maioria das famílias.</text:p>
      <text:p text:style-name="P3"/>
      <text:p text:style-name="P4">Com esse fato, ele diz, se estabelecem duas coisas. A primeira é uma comunicação de poucos para muitos: a massificação da comunicação eleitoral (e também, de noticiários, entretenimento e afins). Essa formna de comunicação propcia a segunda coisa. A propaganda e a política em geral, passa a ter presença muito grande dos chamados “marqueteiros”. E nesse modo seguiu por muito tempo, desde a ditadura, até por volta de 2014.</text:p>
      <text:p text:style-name="P4"/>
      <text:p text:style-name="P4">É em 2014 que se estabelece um segundo meio de comunicação, a internet, com redes soci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31:34.247845247</meta:creation-date>
    <dc:date>2019-09-23T13:14:16.753312698</dc:date>
    <meta:editing-duration>PT19M50S</meta:editing-duration>
    <meta:editing-cycles>2</meta:editing-cycles>
    <meta:generator>LibreOffice/6.1.5.2$Linux_X86_64 LibreOffice_project/10$Build-2</meta:generator>
    <meta:document-statistic meta:table-count="0" meta:image-count="0" meta:object-count="0" meta:page-count="1" meta:paragraph-count="9" meta:word-count="355" meta:character-count="2181" meta:non-whitespace-character-count="1833"/>
  </office:meta>
</office:document-meta>
</file>